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1d3ab" officeooo:paragraph-rsid="0001d3ab"/>
    </style:style>
    <style:style style:name="P2" style:family="paragraph" style:parent-style-name="Standard">
      <style:text-properties fo:font-size="18pt" fo:language="fr" fo:country="FR" fo:font-weight="bold" officeooo:rsid="0014b61b" officeooo:paragraph-rsid="0014b61b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8pt" fo:language="fr" fo:country="FR" fo:font-weight="bold" officeooo:rsid="0001d3ab" officeooo:paragraph-rsid="0001d3ab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2pt" fo:language="fr" fo:country="FR" style:text-underline-style="none" fo:font-weight="normal" officeooo:rsid="001242c1" officeooo:paragraph-rsid="0015ed14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language="fr" fo:country="FR" style:text-underline-style="none" fo:font-weight="normal" officeooo:rsid="0001d3ab" officeooo:paragraph-rsid="0001d3ab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language="fr" fo:country="FR" style:text-underline-style="none" fo:font-weight="normal" officeooo:rsid="000c27f7" officeooo:paragraph-rsid="0001d3ab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language="fr" fo:country="FR" style:text-underline-style="none" fo:font-weight="normal" officeooo:rsid="0015ed14" officeooo:paragraph-rsid="0015ed14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language="fr" fo:country="FR" style:text-underline-style="none" fo:font-weight="normal" officeooo:rsid="00195437" officeooo:paragraph-rsid="00195437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language="fr" fo:country="FR" fo:font-weight="normal" officeooo:rsid="0014b61b" officeooo:paragraph-rsid="0014b61b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language="fr" fo:country="FR" fo:font-weight="normal" officeooo:rsid="0015ed14" officeooo:paragraph-rsid="0015ed14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5pt" fo:language="fr" fo:country="FR" style:text-underline-style="solid" style:text-underline-width="auto" style:text-underline-color="font-color" fo:font-weight="bold" officeooo:rsid="0015ed14" officeooo:paragraph-rsid="0015ed14" style:font-size-asian="13.1000003814697pt" style:font-weight-asian="bold" style:font-size-complex="15pt" style:font-weight-complex="bold"/>
    </style:style>
    <style:style style:name="P12" style:family="paragraph" style:parent-style-name="Standard">
      <style:text-properties fo:font-size="15pt" fo:language="fr" fo:country="FR" style:text-underline-style="solid" style:text-underline-width="auto" style:text-underline-color="font-color" fo:font-weight="bold" officeooo:rsid="0015ed14" officeooo:paragraph-rsid="0015ed14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language="fr" fo:country="FR" style:text-underline-style="solid" style:text-underline-width="auto" style:text-underline-color="font-color" fo:font-weight="bold" officeooo:rsid="0016d763" officeooo:paragraph-rsid="0016d763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language="fr" fo:country="FR" style:text-underline-style="solid" style:text-underline-width="auto" style:text-underline-color="font-color" fo:font-weight="bold" officeooo:rsid="00189745" officeooo:paragraph-rsid="00189745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fo:language="fr" fo:country="FR" style:text-underline-style="solid" style:text-underline-width="auto" style:text-underline-color="font-color" fo:font-weight="bold" officeooo:rsid="0018db6d" officeooo:paragraph-rsid="0018db6d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language="fr" fo:country="FR" style:text-underline-style="solid" style:text-underline-width="auto" style:text-underline-color="font-color" fo:font-weight="bold" officeooo:rsid="00195437" officeooo:paragraph-rsid="00195437" style:font-size-asian="15pt" style:font-weight-asian="bold" style:font-size-complex="15pt" style:font-weight-complex="bold"/>
    </style:style>
    <style:style style:name="T1" style:family="text">
      <style:text-properties officeooo:rsid="000e1a9c"/>
    </style:style>
    <style:style style:name="T2" style:family="text">
      <style:text-properties officeooo:rsid="0015ed14"/>
    </style:style>
    <style:style style:name="T3" style:family="text">
      <style:text-properties officeooo:rsid="0016d763"/>
    </style:style>
    <style:style style:name="T4" style:family="text">
      <style:text-properties officeooo:rsid="001725ed"/>
    </style:style>
    <style:style style:name="T5" style:family="text">
      <style:text-properties officeooo:rsid="0018db6d"/>
    </style:style>
    <style:style style:name="T6" style:family="text">
      <style:text-properties officeooo:rsid="00195437"/>
    </style:style>
    <style:style style:name="T7" style:family="text">
      <style:text-properties officeooo:rsid="001a955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itre/Details</text:p>
      <text:p text:style-name="P3"/>
      <text:p text:style-name="P9">Pour le moment, la liste des heroes et les détails de celui sélectionné s’affichent <text:span text:style-name="T2">sur la même page, ce qui n’est pas très gérable à long terme.</text:span></text:p>
      <text:p text:style-name="P10">Il faut donc diviser les composants en sous-composant plus petit. </text:p>
      <text:p text:style-name="P10">Pour cela, nous allons déplacer les détails du héro dans un composant HeroDetailsComponent séparé.</text:p>
      <text:p text:style-name="P3"/>
      <text:p text:style-name="P11">Générer le HeroDetailComponent :</text:p>
      <text:p text:style-name="P5"/>
      <text:p text:style-name="P6">T<text:span text:style-name="T2">out d’abord nous allons générer automatiquement notre nouveau composant nommé hero-detail à l’aide de la commande : ng generate component hero-detail</text:span></text:p>
      <text:p text:style-name="P7">Nous avons donc généré un fichier html, css, ts et spec.ts, le tout dans un nouveau dossier nommé hero-detail. Un import dans le fichier app.module.ts a été rajouté pour intégrer notre nouveau composant.</text:p>
      <text:p text:style-name="P7"/>
      <text:p text:style-name="P12">Écriture du modèle :</text:p>
      <text:p text:style-name="P7"/>
      <text:p text:style-name="P4">N<text:span text:style-name="T3">ous avons déplacer le contenue du div contenant notre condition, le tout contenue dans le fichier hero.component.html dans le fichier hero-detail.component.html.</text:span></text:p>
      <text:p text:style-name="P4"/>
      <text:p text:style-name="P13">Ajout de la propriété @Input() de hero :</text:p>
      <text:p text:style-name="P4"/>
      <text:p text:style-name="P4">D<text:span text:style-name="T4">ans le fichier hero-detail.component.ts, on ajoute un import de Hero, puis on ajoute une propriété Input de notre hero. On ajoute ensuite un import de Input et on crée un décrateur @Input() de Hero. </text:span></text:p>
      <text:p text:style-name="P4"/>
      <text:p text:style-name="P14">Affichage de HeroDetailComponent :</text:p>
      <text:p text:style-name="P4"/>
      <text:p text:style-name="P4">L<text:span text:style-name="T5">e HeroesComponent possède maintenant une vue parent/enfant. Il y a donc un découpage des tâches à effectuer. Nous modifions donc le modèle de heroes.component.html mais pas celui de hero-detail.</text:span></text:p>
      <text:p text:style-name="P4"/>
      <text:p text:style-name="P15">Mise à jour du modèle de HeroesComponent :</text:p>
      <text:p text:style-name="P4"/>
      <text:p text:style-name="P4">N<text:span text:style-name="T6">ous avons ajouté un balise app-hero-detail pour afficher les détails du hero, seulement si un héro est sélectionné. Il s’agit d’une liaison de données à sens unique, de la propriéré selectedHero du composant HeroComponent vers la propriété hero de l’élément cible.</text:span></text:p>
      <text:p text:style-name="P8">Lorsque l’utilisateur clique sur un hero, il peut modifier son nom, et celui ci est alors changé dans la liste des hero.</text:p>
      <text:p text:style-name="P8"/>
      <text:p text:style-name="P16">Ce qui a changé :</text:p>
      <text:p text:style-name="P8"/>
      <text:p text:style-name="P8">Le résultat final est équivalant visuellement à la partie précédente, cependant, nous avons réduit les responsabilités de HeroesComponent. <text:span text:style-name="T7">Nous pouvons modifier HeroDetailComponent sans modifier HeroesComponent.</text:span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1d3ab" officeooo:paragraph-rsid="0001d3ab"/>
    </style:style>
    <style:style style:name="MT1" style:family="text">
      <style:text-properties officeooo:rsid="000e1a9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OONE Kévin<text:tab/>ACD5 – TP<text:span text:style-name="MT1">5</text:span><text:tab/>Le Mardi 06 Novembre 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18-11-29T16:28:03.583000000</dc:date>
    <meta:editing-duration>PT1H4M46S</meta:editing-duration>
    <meta:editing-cycles>12</meta:editing-cycles>
    <meta:document-statistic meta:table-count="0" meta:image-count="0" meta:object-count="0" meta:page-count="1" meta:paragraph-count="19" meta:word-count="320" meta:character-count="2062" meta:non-whitespace-character-count="1758"/>
  </office:meta>
</office:document-meta>
</file>